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loext:graphic-properties draw:fill="solid" draw:fill-color="#eeeeee" draw:opacity="100%"/>
      <style:paragraph-properties fo:background-color="#eeeeee"/>
      <style:text-properties fo:language="ru" fo:country="RU"/>
    </style:style>
    <style:style style:name="P108" style:family="paragraph" style:parent-style-name="Heading_20_2">
      <loext:graphic-properties draw:fill="solid" draw:fill-color="#eeeeee" draw:opacity="100%"/>
      <style:paragraph-properties fo:background-color="#eeeeee"/>
    </style:style>
    <style:style style:name="P109"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1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Heading_20_1">
      <loext:graphic-properties draw:fill="solid" draw:fill-color="#eeeeee" draw:opacity="100%"/>
      <style:paragraph-properties fo:background-color="#eeeeee"/>
    </style:style>
    <style:style style:name="P112" style:family="paragraph" style:parent-style-name="Heading_20_1">
      <style:paragraph-properties fo:margin-left="0in" fo:margin-right="0in" fo:text-align="center" style:justify-single-word="false" fo:text-indent="0.1965in" style:auto-text-indent="false"/>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9669" officeooo:paragraph-rsid="00221669"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e500e"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282d2"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119669"/>
    </style:style>
    <style:style style:name="T40" style:family="text">
      <style:text-properties officeooo:rsid="00131314"/>
    </style:style>
    <style:style style:name="T41" style:family="text">
      <style:text-properties officeooo:rsid="0013bfe4"/>
    </style:style>
    <style:style style:name="T42" style:family="text">
      <style:text-properties officeooo:rsid="001536e1"/>
    </style:style>
    <style:style style:name="T43" style:family="text">
      <style:text-properties officeooo:rsid="001ad061"/>
    </style:style>
    <style:style style:name="T44" style:family="text">
      <style:text-properties officeooo:rsid="001c9d57"/>
    </style:style>
    <style:style style:name="T45" style:family="text">
      <style:text-properties officeooo:rsid="001cdc2b"/>
    </style:style>
    <style:style style:name="T46" style:family="text">
      <style:text-properties officeooo:rsid="001e39f2"/>
    </style:style>
    <style:style style:name="T47" style:family="text">
      <style:text-properties officeooo:rsid="0020c18b"/>
    </style:style>
    <style:style style:name="T48" style:family="text">
      <style:text-properties officeooo:rsid="002216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483009860853791189"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5874713647691621604"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667844963433973256"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05"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6858398605130741345"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text:span text:style-name="T46">в</text:span> десять бит. <text:span text:style-name="T46">Или же десять медных монет по одному биту. Золотую монету, к сожалению, разрезать на десять частей не могу.</text:span></text:p>
      <text:p text:style-name="P53"><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soft-page-break/>***</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06"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text:span text:style-name="T47">наверняка</text:span>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text:span text:style-name="T47">на поясе </text:span>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text:soft-page-break/>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text:soft-page-break/>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4">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05"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text:soft-page-break/>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text:soft-page-break/>–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text:soft-page-break/>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м, а со мной связан элементаль?</text:p>
      <text:p text:style-name="P48">–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text:span><text:soft-page-break/><text:span text:style-name="T3">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text:soft-page-break/><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text:span text:style-name="T43">тридцать пять</text:span>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text:span text:style-name="T44">сорок</text:span> бит. Морковь стоит <text:span text:style-name="T44">пять бит</text:span> штучк<text:span text:style-name="T44">а</text:span>, но у Голден Харвест можно купить дешевле. Томаты можешь купить у той кобылки, Ромы, по два<text:span text:style-name="T44">дцать</text:span>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 <text:span text:style-name="T45">Раньше меньше чем золотой не отдавала.</text:span></text:p>
      <text:p text:style-name="P41">&lt;<text:span text:style-name="T12">Макс расскажет о скидке Рэрити, чем немало её удивит: скидка огромная</text:span>&gt;</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text:soft-page-break/>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text:span text:style-name="T42">солнечного </text:span>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119">– Я только выгляжу блондинкой и только когда мне этого хочется. Впрочем, чтобы догадаться, что ты <text:soft-page-break/>вхож в высший свет Кантерлота и на короткой ноге с принцессой, большого ума не надо. <text:s/><text:span text:style-name="T39">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span></text:p>
      <text:p text:style-name="P118">– <text:span text:style-name="T48">Алая шёлковая нить, которой прошиты пуговицы, </text:span>– <text:span text:style-name="T48">продолжала Рэрити, </text:span>– <text:span text:style-name="T48">свидетельствует об заказе особой важности, выполненом в кратчайшие сроки. С</text:span>еребряная тиара на <text:span text:style-name="T40">воротнике</text:span> куртки – Рэрити указала на метку, которой я до этого вообще не замечал – означает, что ты из узкого круга приближённых к <text:span text:style-name="T40">принцессам. А кончик изогнутого золотого луча на манжете рубашки, выглядывающей из рукава куртки означает...</text:span></text:p>
      <text:p text:style-name="P120">– <text:span text:style-name="T41">Хорошо-хорошо, я понял. – дедуктивные способности единорожки просто поражали, старина Шерлок нервно курит в сторонке. – Но, боюсь, у меня нет ничего интересного для тебя. Ну, я слышал, что в Эквестрии пропадают пони.</text:span></text:p>
      <text:p text:style-name="P120"/>
      <text:p text:style-name="P120"/>
      <text:p text:style-name="P41"/>
      <text:p text:style-name="P13"><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41"/>
      <text:p text:style-name="P13"><text:span text:style-name="T29">&lt;</text:span><text:span text:style-name="T17">Макс помогает починить Эпплджек повозку.</text:span><text:span text:style-name="T29">&gt;</text:span></text:p>
      <text:p text:style-name="P13"/>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oft-page-break/><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text:soft-page-break/></text:p>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oft-page-break/><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9"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soft-page-break/>***</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8"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oft-page-break/><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8"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text:soft-page-break/>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oft-page-break/><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08"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08" text:outline-level="2">Понивилль</text:h>
      <text:p text:style-name="P2"/>
      <text:h text:style-name="P10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text:soft-page-break/>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text:soft-page-break/>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8" text:outline-level="2">Сон Макса</text:h>
      <text:p text:style-name="P78"/>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oft-page-break/><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8"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0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text:soft-page-break/>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oft-page-break/><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oft-page-break/><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text:soft-page-break/>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oft-page-break/><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oft-page-break/><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text:soft-page-break/>“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oft-page-break/><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text:soft-page-break/>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0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8"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08"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text:soft-page-break/>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08"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8"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0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0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08" text:outline-level="2">След?</text:h>
      <text:p text:style-name="P78"/>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8"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text:soft-page-break/>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8381144045856216791" text:style-name="L5">
        <text:list-header>
          <text:p text:style-name="P122"><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81216841295595" text:continue-numbering="true" text:style-name="L5">
        <text:list-header>
          <text:p text:style-name="P122">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216109482492" text:continue-numbering="true" text:style-name="L5">
        <text:list-header>
          <text:p text:style-name="P122">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216053095025"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07"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07"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6166614990819036299"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oft-page-break/><text:span text:style-name="T5">– </text:span>С кем это вы тут разговариваете?</text:p>
      <text:list xml:id="list764017037510896995"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08"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text:soft-page-break/>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text:soft-page-break/>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text:soft-page-break/>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08"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text:soft-page-break/>–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3">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text:soft-page-break/></text:p>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text:soft-page-break/>– Как вам это нравится, господа?! Дискорд — спаситель Эквестрии! А ведь звучит!!! Разрешите откланяться!..</text:p>
      <text:p text:style-name="P86"/>
      <text:list xml:id="list197182531221432062" text:style-name="L8">
        <text:list-header>
          <text:p text:style-name="P124">(<text:span text:style-name="T19">Луна — как повелительница снов, слышала разговор Макса с Анакорном</text:span>)</text:p>
          <text:p text:style-name="P125"/>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08" text:outline-level="2"><text:soft-page-break/>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1T18:12:14.863336266</dc:date>
    <meta:editing-duration>P63DT10H37M39S</meta:editing-duration>
    <meta:editing-cycles>2939</meta:editing-cycles>
    <meta:generator>LibreOffice/5.0.2.2$Linux_X86_64 LibreOffice_project/00m0$Build-2</meta:generator>
    <meta:document-statistic meta:table-count="0" meta:image-count="0" meta:object-count="0" meta:page-count="136" meta:paragraph-count="2819" meta:word-count="63091" meta:character-count="418819" meta:non-whitespace-character-count="355485"/>
  </office:meta>
</office:document-meta>
</file>